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db2aa" officeooo:paragraph-rsid="000db2aa"/>
    </style:style>
    <style:style style:name="T1" style:family="text">
      <style:text-properties officeooo:rsid="000ea0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rea 2</text:p>
      <text:p text:style-name="P1">Profesora: Karla Ramírez Pulido</text:p>
      <text:p text:style-name="P1">Ayudante: Héctor Enrique Gómez Morales</text:p>
      <text:p text:style-name="P1"/>
      <text:p text:style-name="P1">Problema I</text:p>
      <text:p text:style-name="P1">En teoría y laboratorio hemos visto el lenguaje FAE, que es un lenguaje con expresiones aritméticas, funciones y aplicaciones de funciones. ¿Es FAE un lenguaje Turing-Completo?. Debes proveer una respuesta breve e inambigua, seguida de una justificación más extensa de tu respuesta. Hint: Investiguen sobre el combinador Y</text:p>
      <text:p text:style-name="P1"/>
      <text:p text:style-name="P1"/>
      <text:p text:style-name="P1"/>
      <text:p text:style-name="P1">Problema II</text:p>
      <text:p text:style-name="P1">¿Java es glotón o perezoso? Escribe un programa para determinar la respuesta a esta pregunta. El mismo programa, ejecutado en cada uno de los dos regímenes, debe producir resultados distintos. Puedes usar todas las características de Java que gustes, pero debes mantener el programa relativamente corto: penalizaremos cualquier programa que consideremos excesivamente largo o confuso (Hint: es posible resolver este problema con un programa de unas cuantas docenas de lineas).</text:p>
      <text:p text:style-name="P1">Debes anexar tanto el código fuente de tu programa (en un archivo aparte al PDF de la tarea) as ́ı como una respuesta a la pregunta de si Java es glotón o perezoso, y una explicación de porque su programa determina esto.</text:p>
      <text:p text:style-name="P1">Es decir, deben proveer una respuesta breve e inambigua (p.ej. ”Java es perezoso”) seguida de una descripción del resultado que obtendrías bajo cada régimen, junto con una breve explicación de por que ese régimen generaría tal resultado.</text:p>
      <text:p text:style-name="P1"/>
      <text:p text:style-name="P1"/>
      <text:p text:style-name="P1"/>
      <text:p text:style-name="P1">Problema III</text:p>
      <text:p text:style-name="P1">En nuestro intérprete perezoso, identificamos 3 puntos en el lenguaje donde necesitamos forzar la evaluación de las expresiones closures (invocando a la función strict): la posición de la función de una aplicación, la expresión de prueba de una condicional, y las primitivas aritméticas. Doug Oord, un estudiante algo sedentario, sugiere que podemos reducir la cantidad de código reemplazando todas las invocaciones de strict por una sola. En el interprete visto en el capitulo 8 del libro de Shriram elimino todas las instancias de strict y reemplazo [id (v) (lookup v env)] por [id (v) (strict (lookup v env))]</text:p>
      <text:p text:style-name="P1">El razonamiento de Doug es que el único momento en que el interprete regresa una expresión closure es cuando busca un identificador en el ambiente. Si forzamos esta evaluación, podemos estar seguros de que en ninguna otra parte del interprete tendremos un closure de expresiones, y eliminando las otras invocaciones de strict no causaremos ningún daño. Doug evita razonar en la otra dirección, es decir si esto resultara o no en un interprete mas glotón de lo necesario.</text:p>
      <text:p text:style-name="P1">Escribe un programa que produzca diferentes resultados sobre el interprete original y el de Doug. Escribe el resultado bajo cada interprete e identifica claramente cual interprete producirá cada resultado. Asume un lenguaje 1interpretado con caracter<text:span text:style-name="T1">í</text:span>sticas aritm<text:span text:style-name="T1">é</text:span>ticas, funciones de primera clase, with, if0 y rec (aunque algunas no se encuentren en nuestro interprete perezoso). Hint: Compara este comportamiento contra el interprete perezoso que vimos en clase y no contra el comportamiento de Haskell.</text:p>
      <text:p text:style-name="P1">Si no puedes encontrar un programa como el que se pide, defiende tus razones de por que no puede existir, luego considera el mismo lenguaje con cons, first y rest a<text:span text:style-name="T1">ñ</text:span>adidos.</text:p>
      <text:p text:style-name="P1"/>
      <text:p text:style-name="P1"/>
      <text:p text:style-name="P1"><text:soft-page-break/></text:p>
      <text:p text:style-name="P1">Problema IV</text:p>
      <text:p text:style-name="P1">Nin<text:span text:style-name="T1">gú</text:span>n lenguaje perezoso en la historia ha tenido operaciones de estado (tales como la mutaci<text:span text:style-name="T1">ó</text:span>n de valores en cajas o asignaci<text:span text:style-name="T1">ó</text:span>n de valores a variables) ¿Por que no?</text:p>
      <text:p text:style-name="P1">La mejor respuesta a esta pregunta incluir<text:span text:style-name="T1">í</text:span>a dos cosas: un peque<text:span text:style-name="T1">ñ</text:span>o programa (que asume la evaluaci<text:span text:style-name="T1">ó</text:span>n perezosa) el cual usara estado y una breve explicaci<text:span text:style-name="T1">ó</text:span>n de cual es el problema que ilustra la ejecuci<text:span text:style-name="T1">ó</text:span>n de dicho programa. Por favor usa la noci<text:span text:style-name="T1">ó</text:span>n original (sin cache) de perezosos sin cambio alguno. Si presentas un ejemplo lo suficientemente ilustrativo (el cual no necesita ser muy largo), tu explicaci<text:span text:style-name="T1">ó</text:span>n sera muy peque<text:span text:style-name="T1">ñ</text:span>a.</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Herrera </meta:initial-creator>
    <meta:creation-date>2015-10-09T22:53:04.625530655</meta:creation-date>
    <dc:date>2015-10-09T23:43:30.589254642</dc:date>
    <dc:creator>JuanHerrera </dc:creator>
    <meta:editing-duration>PT20M5S</meta:editing-duration>
    <meta:editing-cycles>1</meta:editing-cycles>
    <meta:generator>LibreOffice/4.3.5.2.0$Linux_X86_64 LibreOffice_project/430m0$Build-2</meta:generator>
    <meta:document-statistic meta:table-count="0" meta:image-count="0" meta:object-count="0" meta:page-count="2" meta:paragraph-count="17" meta:word-count="593" meta:character-count="3723" meta:non-whitespace-character-count="3148"/>
  </office:meta>
</office:document-meta>
</file>